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sans-serif"/>
    <style:font-face style:name="sans-serif" svg:font-family="sans-serif"/>
    <style:font-face style:name="verdana" svg:font-family="verdana, arial, helvetica"/>
    <style:font-face style:name="FreeSans1" svg:font-family="FreeSans" style:font-family-generic="swiss"/>
    <style:font-face style:name="sans-serif1" svg:font-family="sans-serif" style:font-family-generic="swiss"/>
    <style:font-face style:name="Apple Garamond" svg:font-family="'Apple Garamond'" style:font-pitch="variable"/>
    <style:font-face style:name="Apple Garamond Light" svg:font-family="'Apple Garamond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  <style:text-properties officeooo:rsid="000ec066" officeooo:paragraph-rsid="000ec066"/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fo:color="#000000" style:font-name="sans-serif1" fo:font-size="12pt" officeooo:rsid="000ec066" officeooo:paragraph-rsid="0013b9d2" style:font-size-asian="12pt" style:font-size-complex="12pt"/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fo:color="#000000" style:font-name="sans-serif1" fo:font-size="12pt" officeooo:paragraph-rsid="00123232" style:font-size-asian="12pt" style:font-size-complex="12pt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sans-serif1" fo:font-size="12pt" fo:letter-spacing="normal" fo:font-style="normal" fo:font-weight="bold" officeooo:paragraph-rsid="001176c7" style:font-size-asian="12pt" style:font-size-complex="12pt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sans-serif1" fo:font-size="12pt" fo:letter-spacing="normal" fo:font-style="normal" fo:font-weight="normal" officeooo:paragraph-rsid="001176c7" style:font-size-asian="12pt" style:font-size-complex="12pt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officeooo:paragraph-rsid="00123232"/>
    </style:style>
    <style:style style:name="P7" style:family="paragraph" style:parent-style-name="Standard" style:list-style-name="L4">
      <style:paragraph-properties fo:margin-top="0cm" fo:margin-bottom="0cm" style:contextual-spacing="false" fo:background-color="transparent" fo:padding="0cm" fo:border="none">
        <style:background-image/>
      </style:paragraph-properties>
      <style:text-properties fo:font-size="12pt" officeooo:rsid="000ec066" officeooo:paragraph-rsid="0013b9d2" style:font-size-asian="12pt" style:font-size-complex="12pt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11" style:family="paragraph" style:parent-style-name="Text_20_body" style:list-style-name="L3">
      <style:paragraph-properties fo:margin-top="0cm" fo:margin-bottom="0cm" style:contextual-spacing="false" fo:padding="0cm" fo:border="none"/>
    </style:style>
    <style:style style:name="P12" style:family="paragraph" style:parent-style-name="Text_20_body" style:list-style-name="L4">
      <style:paragraph-properties fo:margin-top="0cm" fo:margin-bottom="0cm" style:contextual-spacing="false" fo:padding="0cm" fo:border="none"/>
    </style:style>
    <style:style style:name="P13" style:family="paragraph" style:parent-style-name="Text_20_body" style:list-style-name="L4">
      <style:paragraph-properties fo:margin-top="0cm" fo:margin-bottom="0cm" style:contextual-spacing="false" fo:padding="0cm" fo:border="none"/>
      <style:text-properties fo:font-size="12pt" style:font-size-asian="12pt" style:font-size-complex="12pt"/>
    </style:style>
    <style:style style:name="P14" style:family="paragraph" style:parent-style-name="Text_20_body">
      <style:paragraph-properties fo:background-color="transparent">
        <style:background-image/>
      </style:paragraph-properties>
      <style:text-properties fo:font-variant="normal" fo:text-transform="none" fo:color="#000000" style:font-name="sans-serif1" fo:font-size="12pt" fo:letter-spacing="normal" fo:font-style="normal" fo:font-weight="normal" officeooo:rsid="000ec066" officeooo:paragraph-rsid="000ec066" style:font-size-asian="12pt" style:font-size-complex="12pt"/>
    </style:style>
    <style:style style:name="P15" style:family="paragraph" style:parent-style-name="Text_20_body">
      <style:paragraph-properties fo:background-color="transparent">
        <style:background-image/>
      </style:paragraph-properties>
      <style:text-properties fo:font-variant="normal" fo:text-transform="none" fo:color="#000000" style:font-name="sans-serif1" fo:font-size="12pt" fo:letter-spacing="normal" officeooo:paragraph-rsid="00123232" style:font-size-asian="12pt" style:font-size-complex="12pt"/>
    </style:style>
    <style:style style:name="P16" style:family="paragraph" style:parent-style-name="Text_20_body">
      <style:paragraph-properties fo:background-color="transparent">
        <style:background-image/>
      </style:paragraph-properties>
      <style:text-properties officeooo:paragraph-rsid="000ec066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.397cm" style:auto-text-indent="false" fo:padding="0cm" fo:border="none"/>
      <style:text-properties fo:font-variant="normal" fo:text-transform="none" fo:color="#000000" style:font-name="sans-serif1" fo:font-size="12pt" fo:letter-spacing="normal" officeooo:paragraph-rsid="00123232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.397cm" style:auto-text-indent="false" fo:background-color="transparent" fo:padding="0cm" fo:border="none">
        <style:background-image/>
      </style:paragraph-properties>
      <style:text-properties fo:color="#000000" style:font-name="sans-serif1" fo:font-size="12pt" officeooo:rsid="000ec066" officeooo:paragraph-rsid="00123232" style:font-size-asian="12pt" style:font-size-complex="12pt"/>
    </style:style>
    <style:style style:name="P19" style:family="paragraph" style:parent-style-name="Heading_20_3">
      <style:paragraph-properties fo:margin-left="0cm" fo:margin-right="0cm" fo:margin-top="0cm" fo:margin-bottom="0cm" style:contextual-spacing="false" fo:line-height="160%" fo:text-indent="0cm" style:auto-text-indent="false" fo:padding="0cm" fo:border="none"/>
      <style:text-properties fo:font-size="12pt" style:font-size-asian="12pt" style:font-size-complex="12pt"/>
    </style:style>
    <style:style style:name="T1" style:family="text">
      <style:text-properties fo:font-variant="normal" fo:text-transform="none" fo:color="#252525" style:font-name="sans-serif" fo:letter-spacing="normal" fo:font-style="normal" fo:font-weight="normal"/>
    </style:style>
    <style:style style:name="T2" style:family="text">
      <style:text-properties fo:font-variant="normal" fo:text-transform="none" fo:color="#252525" style:font-name="sans-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52525" style:font-name="sans-serif" fo:font-size="12pt" fo:letter-spacing="normal" fo:font-style="normal" fo:font-weight="normal" officeooo:rsid="00177cd8" style:font-size-asian="12pt" style:font-size-complex="12pt"/>
    </style:style>
    <style:style style:name="T4" style:family="text">
      <style:text-properties fo:font-variant="normal" fo:text-transform="none" fo:color="#252525" style:font-name="sans-serif" fo:font-size="12pt" fo:letter-spacing="normal" fo:font-style="italic" fo:font-weight="normal" style:font-size-asian="12pt" style:font-size-complex="12pt"/>
    </style:style>
    <style:style style:name="T5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officeooo:rsid="00177cd8" style:text-blinking="false" style:font-size-asian="12pt" style:font-size-complex="12pt"/>
    </style:style>
    <style:style style:name="T7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italic" style:text-underline-style="none" fo:font-weight="normal" style:text-blinking="false" style:font-size-asian="12pt" style:font-size-complex="12pt"/>
    </style:style>
    <style:style style:name="T8" style:family="text">
      <style:text-properties fo:font-variant="normal" fo:text-transform="none" fo:color="#000000" style:font-name="sans-serif" fo:letter-spacing="normal" fo:font-style="normal" fo:font-weight="bold"/>
    </style:style>
    <style:style style:name="T9" style:family="text">
      <style:text-properties fo:font-variant="normal" fo:text-transform="none" fo:color="#000000" style:text-line-through-style="none" style:text-line-through-type="none" style:font-name="sans-serif1" fo:font-size="12pt" fo:letter-spacing="normal" fo:font-style="normal" style:text-underline-style="none" fo:font-weight="normal" style:text-blinking="false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sans-serif1" fo:font-size="12pt" fo:letter-spacing="normal" fo:font-style="normal" style:text-underline-style="none" fo:font-weight="normal" officeooo:rsid="000f7e38" style:text-blinking="false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sans-serif1" fo:font-size="12pt" fo:letter-spacing="normal" fo:font-style="normal" style:text-underline-style="none" fo:font-weight="normal" officeooo:rsid="000ec066" style:text-blinking="false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sans-serif1" fo:font-size="12pt" fo:letter-spacing="normal" fo:font-style="normal" style:text-underline-style="none" fo:font-weight="normal" officeooo:rsid="001525ba" style:text-blinking="false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sans-serif1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000000" style:text-line-through-style="none" style:text-line-through-type="none" style:font-name="sans-serif1" fo:letter-spacing="normal" fo:font-style="normal" style:text-underline-style="none" fo:font-weight="normal" officeooo:rsid="000f7e38" style:text-blinking="false"/>
    </style:style>
    <style:style style:name="T15" style:family="text">
      <style:text-properties fo:font-variant="normal" fo:text-transform="none" fo:color="#000000" style:font-name="sans-serif1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sans-serif1" fo:font-size="12pt" fo:letter-spacing="normal" fo:font-style="normal" fo:font-weight="normal" officeooo:rsid="000ec066" style:font-size-asian="12pt" style:font-size-complex="12pt"/>
    </style:style>
    <style:style style:name="T17" style:family="text">
      <style:text-properties fo:font-variant="normal" fo:text-transform="none" fo:color="#000000" style:font-name="sans-serif1" fo:font-size="12pt" fo:letter-spacing="normal" fo:font-style="normal" fo:font-weight="normal" officeooo:rsid="00162980" style:font-size-asian="12pt" style:font-size-complex="12pt"/>
    </style:style>
    <style:style style:name="T18" style:family="text">
      <style:text-properties fo:font-variant="normal" fo:text-transform="none" fo:color="#000000" style:font-name="sans-serif1" fo:font-size="12pt" fo:letter-spacing="normal" fo:font-style="normal" fo:font-weight="bold" style:font-size-asian="12pt" style:font-size-complex="12pt"/>
    </style:style>
    <style:style style:name="T19" style:family="text">
      <style:text-properties fo:font-variant="normal" fo:text-transform="none" fo:color="#000000" style:font-name="sans-serif1" fo:font-size="12pt" fo:letter-spacing="normal" fo:font-style="normal" fo:font-weight="bold" officeooo:rsid="000ec066" style:font-size-asian="12pt" style:font-size-complex="12pt"/>
    </style:style>
    <style:style style:name="T20" style:family="text">
      <style:text-properties fo:font-variant="normal" fo:text-transform="none" fo:color="#000000" style:font-name="sans-serif1" fo:font-size="12pt" fo:letter-spacing="normal" fo:language="la" fo:country="VA" fo:font-style="italic" fo:font-weight="normal" style:font-size-asian="12pt" style:font-size-complex="12pt"/>
    </style:style>
    <style:style style:name="T21" style:family="text">
      <style:text-properties fo:font-variant="normal" fo:text-transform="none" fo:color="#000000" style:font-name="sans-serif1" fo:font-size="12pt" fo:letter-spacing="normal" style:font-size-asian="12pt" style:font-size-complex="12pt"/>
    </style:style>
    <style:style style:name="T22" style:family="text">
      <style:text-properties fo:font-variant="normal" fo:text-transform="none" fo:color="#000000" style:font-name="sans-serif1" fo:letter-spacing="normal" fo:font-style="normal" fo:font-weight="normal"/>
    </style:style>
    <style:style style:name="T23" style:family="text">
      <style:text-properties fo:font-variant="normal" fo:text-transform="none" fo:color="#000000" style:font-name="sans-serif1" fo:letter-spacing="normal" fo:font-style="normal" fo:font-weight="normal" officeooo:rsid="0013b9d2"/>
    </style:style>
    <style:style style:name="T24" style:family="text">
      <style:text-properties fo:font-variant="normal" fo:text-transform="none" fo:letter-spacing="normal"/>
    </style:style>
    <style:style style:name="T25" style:family="text">
      <style:text-properties fo:font-variant="normal" fo:text-transform="none" fo:letter-spacing="normal" fo:font-style="normal" fo:font-weight="normal"/>
    </style:style>
    <style:style style:name="T26" style:family="text">
      <style:text-properties fo:font-variant="normal" fo:text-transform="none" fo:letter-spacing="normal" fo:font-style="normal" fo:font-weight="normal" officeooo:rsid="001176c7"/>
    </style:style>
    <style:style style:name="T27" style:family="text">
      <style:text-properties fo:font-variant="normal" fo:text-transform="none" fo:color="#a55858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28" style:family="text">
      <style:text-properties fo:font-style="normal" fo:font-weight="normal"/>
    </style:style>
    <style:style style:name="T29" style:family="text">
      <style:text-properties fo:font-style="normal" fo:font-weight="normal" officeooo:rsid="001267dc"/>
    </style:style>
    <style:style style:name="T30" style:family="text">
      <style:text-properties fo:font-style="normal" fo:font-weight="normal" officeooo:rsid="0013b9d2"/>
    </style:style>
    <style:style style:name="T31" style:family="text">
      <style:text-properties officeooo:rsid="000f7e38"/>
    </style:style>
    <style:style style:name="T32" style:family="text">
      <style:text-properties officeooo:rsid="001176c7"/>
    </style:style>
    <style:style style:name="T33" style:family="text">
      <style:text-properties officeooo:rsid="001525ba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У 1204 році християнство розділилося на два напрямки: католиц<text:span text:style-name="T31">тво</text:span> та православ’я.</text:p>
      <text:p text:style-name="P6"><text:span text:style-name="T19">Правосла́вна Це́рква</text:span><text:span text:style-name="T16"> </text:span><text:span text:style-name="T15">третя за чисельністю спільнота у світі.</text:span></text:p>
      <text:p text:style-name="P6"><text:span text:style-name="T17">Вона</text:span><text:span text:style-name="T15"> вважає сво</text:span><text:span text:style-name="T17">єю</text:span><text:span text:style-name="T15"> головою </text:span><text:a xlink:type="simple" xlink:href="http://uk.wikipedia.org/wiki/Ісус_Христос"><text:span text:style-name="T9">Ісуса Христа</text:span></text:a><text:span text:style-name="T15">, а себе — Його Тілом. Вона вірить, що пастирські повноваження і </text:span><text:a xlink:type="simple" xlink:href="http://uk.wikipedia.org/wiki/Благодать"><text:span text:style-name="T9">Благодать Божа</text:span></text:a><text:span text:style-name="T21"> </text:span><text:span text:style-name="T15">безпосередньо сходять на православних єпископів і священиків. Кожен єпископ має територію, якою він керує. Його головне завдання — слідкувати за збереженням традицій і обрядів Церкви неушкодженими.</text:span></text:p>
      <text:p text:style-name="P3"><text:span text:style-name="T26">Християнська церква вірить у:</text:span></text:p>
      <text:p text:style-name="P15">—   <text:span text:style-name="T28">в єдиного Бога, що створив світ і людину (Бог являє собою: Бога-Отця, Бога-Сина і Бога-Духа Святого) </text:span><text:span text:style-name="T29">і вони рівноправні</text:span><text:span text:style-name="T28">;</text:span></text:p>
      <text:p text:style-name="P17">—   <text:span text:style-name="T28">у </text:span><text:span text:style-name="T30">перший</text:span><text:span text:style-name="T28"> гріх, що вчинили перші люди Адам та Єва;</text:span></text:p>
      <text:p text:style-name="P17">—   <text:span text:style-name="T28">в Ісуса Христа — Бога-Сина, що втілився і добровільно приніс себе у жертву за гріхи людства і прийде знову, щоб судити живих і мертвих і установити вічне Царство на землі, як і на небі;</text:span></text:p>
      <text:p text:style-name="P18"><text:span text:style-name="T24">—   </text:span><text:span text:style-name="T25">у безсмертя душі, в існування пекла і раю, де знаходяться душі померлих до Страшного суду.</text:span></text:p>
      <text:p text:style-name="P1"><text:span text:style-name="T10"/></text:p>
      <text:p text:style-name="P1"><text:span text:style-name="T18">Католицтво</text:span><text:span text:style-name="T15">(</text:span><text:a xlink:type="simple" xlink:href="http://uk.wikipedia.org/wiki/Латинська_мова"><text:span text:style-name="T9">лат.</text:span></text:a><text:span text:style-name="T20">catholicismus</text:span><text:span text:style-name="T15">)— найпоширеніший із напрямів християнства. Головою Католицької церкви є </text:span><text:a xlink:type="simple" xlink:href="http://uk.wikipedia.org/wiki/Папа_Римський"><text:span text:style-name="T9">Папа Римський</text:span></text:a><text:span text:style-name="T15">, який очолює </text:span><text:a xlink:type="simple" xlink:href="http://uk.wikipedia.org/wiki/Святий_Престол"><text:span text:style-name="T9">Святий Престол</text:span></text:a><text:span text:style-name="T21"> </text:span><text:span text:style-name="T15">і державу-місто </text:span><text:a xlink:type="simple" xlink:href="http://uk.wikipedia.org/wiki/Ватикан"><text:span text:style-name="T9">Ватикан</text:span></text:a><text:span text:style-name="T21"> </text:span><text:span text:style-name="T15">у </text:span><text:a xlink:type="simple" xlink:href="http://uk.wikipedia.org/wiki/Рим"><text:span text:style-name="T9">Римі</text:span></text:a><text:span text:style-name="T15">. Католицька церква вважає Папу Римського наступником </text:span><text:a xlink:type="simple" xlink:href="http://uk.wikipedia.org/wiki/Апостол_Петро"><text:span text:style-name="T9">апостола Петра</text:span></text:a><text:span text:style-name="T15">, якому згідно з Євангелієм, було заповідано очолити Церкву.</text:span></text:p>
      <text:p text:style-name="P14">Католицька церква вчить, що:</text:p>
      <text:list xml:id="list6378476956245266840" text:style-name="L1">
        <text:list-item>
          <text:p text:style-name="P8"><text:span text:style-name="T15">Бог єдиний у трьох особах (</text:span><text:a xlink:type="simple" xlink:href="http://uk.wikipedia.org/wiki/Бог-Отець"><text:span text:style-name="T9">Бог-Отець</text:span></text:a><text:span text:style-name="T15">, </text:span><text:a xlink:type="simple" xlink:href="http://uk.wikipedia.org/wiki/Син_Божий"><text:span text:style-name="T9">Син Божий</text:span></text:a><text:span text:style-name="T15">, </text:span><text:a xlink:type="simple" xlink:href="http://uk.wikipedia.org/wiki/Святий_Дух"><text:span text:style-name="T9">Святий Дух</text:span></text:a><text:span text:style-name="T15">),</text:span></text:p>
        </text:list-item>
        <text:list-item>
          <text:p text:style-name="P10"><text:span text:style-name="T15">Бог як </text:span><text:a xlink:type="simple" xlink:href="http://uk.wikipedia.org/wiki/Творець"><text:span text:style-name="T9">Творець</text:span></text:a><text:span text:style-name="T15"> і Господь світу відкрив себе людям, і </text:span><text:a xlink:type="simple" xlink:href="http://uk.wikipedia.org/wiki/Син_Божий"><text:span text:style-name="T9">Син Божий</text:span></text:a><text:span text:style-name="T15"> став людиною в особі </text:span><text:a xlink:type="simple" xlink:href="http://uk.wikipedia.org/wiki/Ісус_Христос"><text:span text:style-name="T9">Ісуса Христа</text:span></text:a><text:span text:style-name="T15">. Він є спасителем людей, помер за гріхи їхні, і </text:span><text:a xlink:type="simple" xlink:href="http://uk.wikipedia.org/wiki/Воскресіння"><text:span text:style-name="T9">воскрес</text:span></text:a><text:span text:style-name="T15">.</text:span></text:p>
        </text:list-item>
        <text:list-item>
          <text:p text:style-name="P10"><text:span text:style-name="T15">Бог створив людей з любов'ю, але, </text:span><text:a xlink:type="simple" xlink:href="http://uk.wikipedia.org/wiki/Гріхопадіння"><text:span text:style-name="T9">втративши первинний зв'язок з Богом</text:span></text:a><text:span text:style-name="T15">, люди віддалились від Бога і стали смертними.</text:span></text:p>
        </text:list-item>
        <text:list-item>
          <text:p text:style-name="P10"><text:span text:style-name="T15">Усі люди покликані до </text:span><text:a xlink:type="simple" xlink:href="http://uk.wikipedia.org/wiki/Віра"><text:span text:style-name="T9">віри</text:span></text:a><text:span text:style-name="T15">, </text:span><text:a xlink:type="simple" xlink:href="http://uk.wikipedia.org/wiki/Надія"><text:span text:style-name="T9">надії</text:span></text:a><text:span text:style-name="T15"> i </text:span><text:a xlink:type="simple" xlink:href="http://uk.wikipedia.org/wiki/Любов"><text:span text:style-name="T9">любові</text:span></text:a><text:span text:style-name="T15">, духовного життя і виконання волі Божої, як сказано в заповідях.</text:span></text:p>
        </text:list-item>
      </text:list>
      <text:p text:style-name="P16"><text:span text:style-name="T16">Людині уготоване вічне життя з Богом і воскресіння після </text:span><text:a xlink:type="simple" xlink:href="http://uk.wikipedia.org/wiki/Друге_Пришестя"><text:span text:style-name="T11">повернення Христа на Землю</text:span></text:a><text:span text:style-name="T16">, але тих, хто відкидає спасіння, чекає вічне перебування в пеклі.</text:span></text:p>
      <text:p text:style-name="P16"><text:a xlink:type="simple" xlink:href="http://uk.wikipedia.org/wiki/Догмат">В</text:a><text:span text:style-name="T6">чення</text:span><text:span text:style-name="T2"> католицької церкви відрізняються від учення </text:span><text:a xlink:type="simple" xlink:href="http://uk.wikipedia.org/wiki/Православ%27я"><text:span text:style-name="T5">православ'я</text:span></text:a><text:span text:style-name="T2">:</text:span></text:p>
      <text:list xml:id="list5869782680298245106" text:style-name="L3">
        <text:list-item>
          <text:p text:style-name="P9"><text:span text:style-name="T3">Вчення</text:span><text:span text:style-name="T2"> про походження </text:span><text:a xlink:type="simple" xlink:href="http://uk.wikipedia.org/wiki/Святий_Дух"><text:span text:style-name="T5">Святого Духа</text:span></text:a><text:span text:style-name="T2">— від </text:span><text:a xlink:type="simple" xlink:href="http://uk.wikipedia.org/wiki/Бог-Отець"><text:span text:style-name="T5">Бога-Отця</text:span></text:a><text:span text:style-name="T2"> і від </text:span><text:a xlink:type="simple" xlink:href="http://uk.wikipedia.org/wiki/Бог-Син"><text:span text:style-name="T5">Бога-Сина</text:span></text:a><text:span text:style-name="T2">, на відміну від православ'я, де визнається сходження Святого Духа прямо від Бога-Отця;</text:span></text:p>
        </text:list-item>
        <text:list-item>
          <text:p text:style-name="P11"><text:span text:style-name="T2">вчення про </text:span><text:a xlink:type="simple" xlink:href="http://uk.wikipedia.org/wiki/Чистилище"><text:span text:style-name="T5">чистилище</text:span></text:a><text:span text:style-name="T2"> — проміжне місце між </text:span><text:a xlink:type="simple" xlink:href="http://uk.wikipedia.org/wiki/Рай"><text:span text:style-name="T5">раєм</text:span></text:a><text:span text:style-name="T2"> та </text:span><text:a xlink:type="simple" xlink:href="http://uk.wikipedia.org/wiki/Пекло"><text:span text:style-name="T5">пеклом</text:span></text:a><text:span text:style-name="T2">, у якому душі грішників очищуються, перш ніж отримати вічне щастя в раю;</text:span></text:p>
        </text:list-item>
        <text:list-item>
          <text:p text:style-name="P11"><text:a xlink:type="simple" xlink:href="http://uk.wikipedia.org/wiki/Догмат_про_непомильність_Папи"><text:span text:style-name="T5">догмат про непомильність Папи</text:span></text:a><text:span text:style-name="T2"> — у справах віри й моралі Папа Римський, як Найвищий Пастор Церкви не може помилятися.</text:span></text:p>
        </text:list-item>
      </text:list>
      <text:h text:style-name="P19" text:outline-level="3" text:is-list-header="true"><text:bookmark text:name=".D0.86.D0.BD.D1.88.D1.96_.D0.B2.D1.96.D0.B4.D0.BC.D1.96.D0.BD.D0.BD.D0.BE.D1.81.D1.82.D1.96"/><text:soft-page-break/><text:span text:style-name="T8">Інші відмінності</text:span></text:h>
      <text:list xml:id="list8014866793242109892" text:style-name="L4">
        <text:list-item>
          <text:p text:style-name="P12"><text:a xlink:type="simple" xlink:href="http://uk.wikipedia.org/w/index.php?title=Перманентність&amp;action=edit&amp;redlink=1"><text:span text:style-name="T27">перманентність</text:span></text:a><text:span text:style-name="T2"> священства — священик, раз висвячений, не може залишити духовного сану;</text:span></text:p>
        </text:list-item>
        <text:list-item>
          <text:p text:style-name="P12"><text:span text:style-name="T2">почесний </text:span><text:a xlink:type="simple" xlink:href="http://uk.wikipedia.org/wiki/Титул"><text:span text:style-name="T5">титул</text:span></text:a><text:span text:style-name="T2"> </text:span><text:a xlink:type="simple" xlink:href="http://uk.wikipedia.org/wiki/Кардинал"><text:span text:style-name="T5">кардинала</text:span></text:a><text:span text:style-name="T2">, якого немає в інших християнських церквах;</text:span></text:p>
        </text:list-item>
        <text:list-item>
          <text:p text:style-name="P13"><text:span text:style-name="T1">нерозривність таїнства шлюбу.</text:span></text:p>
          <text:p text:style-name="P7"><text:span text:style-name="T22">У </text:span><text:span text:style-name="T23">16</text:span><text:a xlink:type="simple" xlink:href="http://uk.wikipedia.org/wiki/XVI"> столітті</text:a><text:span text:style-name="T13"> </text:span><text:span text:style-name="T14">від католицтва відділився протестантизм.</text:span></text:p>
        </text:list-item>
      </text:list>
      <text:p text:style-name="P4">Протестанти́зм</text:p>
      <text:p text:style-name="P5">Церкви і спільноти протестантів національного чи локального характеру є в усьому світі, чисельність деяких сягає десятків мільйонів віруючих. Єдиного центру протестантизму не існує;</text:p>
      <text:p text:style-name="P5">Протестантизм виступає за спрощення та здешевлення культу, відкидає молитву за померлих, поклоніння Богородиці і святим, почитання мощів, ікон та інших реліквій. На перший план богослужіння висувається проповідь. Богослужіння ведеться на народних мовах, складається з проповіді, співання молитовних гімнів і читання Нового Заповіту. Протестантизм відкидає розподіл віруючих на духовенство і мирян – тобто кожен віруючий може звернутися до Бога без посередників.</text:p>
      <text:p text:style-name="P5">Основною ідеєю протестантизма, сформульованою Мартіном Лютером, є заперечення того, що спасіння можна досягти добрими вчинками чи будь-якими людськими зусиллями (на момент появи протестантизму <text:s/>бу<text:span text:style-name="T33">в</text:span> <text:span text:style-name="T33">п</text:span>родаж індульгенцій, тобто гріхів можна <text:span text:style-name="T33">було</text:span> позбавитися за гроші). Натомість спасіння досягається винятково вірою у викупну жертву Ісуса Христа<text:span text:style-name="T3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sans-serif"/>
    <style:font-face style:name="sans-serif" svg:font-family="sans-serif"/>
    <style:font-face style:name="verdana" svg:font-family="verdana, arial, helvetica"/>
    <style:font-face style:name="FreeSans1" svg:font-family="FreeSans" style:font-family-generic="swiss"/>
    <style:font-face style:name="sans-serif1" svg:font-family="sans-serif" style:font-family-generic="swiss"/>
    <style:font-face style:name="Apple Garamond" svg:font-family="'Apple Garamond'" style:font-pitch="variable"/>
    <style:font-face style:name="Apple Garamond Light" svg:font-family="'Apple Garamond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5:02:14.672452745</meta:creation-date>
    <dc:date>2015-02-19T19:16:50.681152630</dc:date>
    <meta:editing-duration>PT2H58M15S</meta:editing-duration>
    <meta:editing-cycles>8</meta:editing-cycles>
    <meta:generator>LibreOffice/4.2.7.2$Linux_x86 LibreOffice_project/420m0$Build-2</meta:generator>
    <meta:document-statistic meta:table-count="0" meta:image-count="0" meta:object-count="0" meta:page-count="2" meta:paragraph-count="28" meta:word-count="516" meta:character-count="3578" meta:non-whitespace-character-count="3081"/>
  </office:meta>
</office:document-meta>
</file>